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7.19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6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6.65pt" fo:break-before="auto" style:use-optimal-row-height="true"/>
    </style:style>
    <style:style style:name="ro4" style:family="table-row">
      <style:table-row-properties style:row-height="38.89pt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99"/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81d41a" style:text-align-source="fix" style:repeat-content="false"/>
      <style:paragraph-properties fo:text-align="center" fo:margin-left="0pt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/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@ roll does not hit any pin</text:p>
          </table:table-cell>
          <table:table-cell table:style-name="ce11"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ore = 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ECUT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ol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ST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ore = 0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@ roll hits one pin</text:p>
          </table:table-cell>
          <table:table-cell table:style-name="ce11"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core = 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ECUT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ol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e =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@ roll hits two pins</text:p>
          </table:table-cell>
          <table:table-cell table:style-name="ce11" office:value-type="string" calcext:value-type="string">
            <text:p>DON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core = 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EXECUTE: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ol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e =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@ roll hit one pin, after rolled</text:p>
          </table:table-cell>
          <table:table-cell table:style-name="ce11" office:value-type="string" calcext:value-type="string">
            <text:p>DON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Score = 1, roll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XECUTE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oll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OS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core =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@ roll decrease total rolls</text:p>
          </table:table-cell>
          <table:table-cell table:style-name="ce11" office:value-type="string" calcext:value-type="string">
            <text:p>DONE</text:p>
          </table:table-cell>
          <table:table-cell office:value-type="string" calcext:value-type="string">
            <text:p>the game is a single-player gam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E:</text:p>
          </table:table-cell>
          <table:table-cell table:number-columns-repeated="1023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2" office:value-type="string" calcext:value-type="string">
            <text:p>EXECUTE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oll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OST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TotalRolls = 19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@ knocks down all pins in one try</text:p>
          </table:table-cell>
          <table:table-cell table:style-name="ce11" office:value-type="string" calcext:value-type="string">
            <text:p>DONE</text:p>
          </table:table-cell>
          <table:table-cell office:value-type="string" calcext:value-type="string">
            <text:p>10 total pins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PRE: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Score = 0</text:p>
            <text:p>TotalRolls = 20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XECUTE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oll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OST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Score = 10, strike = true, totalRolls = 18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@ knocks down all pins in two tries</text:p>
          </table:table-cell>
          <table:table-cell table:style-name="ce11"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: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Score = 2</text:p>
            <text:p>TotalRolls = 19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XECUTE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oll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OST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Score = 10, spare = true, totalRolls = 18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@ knocks down one pins after strike</text:p>
          </table:table-cell>
          <table:table-cell table:style-name="ce11" office:value-type="string" calcext:value-type="string">
            <text:p>DON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: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Bonus = 2</text:p>
            <text:p>Score = 10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XECUTE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oll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OST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Score = 12, </text:span><text:span text:style-name="T2">Bonus</text:span> = 1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@ knocks down one pin after strike and roll</text:p>
          </table:table-cell>
          <table:table-cell table:style-name="ce11" office:value-type="string" calcext:value-type="string">
            <text:p>DON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: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<text:span text:style-name="T3">Bonus</text:span> = 2</text:p>
            <text:p>Roll</text:p>
            <text:p>Score = 12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XECUTE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oll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OST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Score = 14, </text:span><text:span text:style-name="T2">Bonus</text:span> = 0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@ knocks down one pin after spare</text:p>
          </table:table-cell>
          <table:table-cell table:style-name="ce11" office:value-type="string" calcext:value-type="string">
            <text:p>DON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PRE: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pan text:style-name="T3">Bonus</text:span> = 1</text:p>
            <text:p>Score = 10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XECUTE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oll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OST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Score = 12, </text:span><text:span text:style-name="T2">Bonus</text:span> = 0</text:p>
          </table:table-cell>
          <table:table-cell table:number-columns-repeated="1023"/>
        </table:table-row>
        <table:table-row table:style-name="ro2">
          <table:table-cell table:style-name="ce9"/>
          <table:table-cell table:number-columns-repeated="1023"/>
        </table:table-row>
        <table:table-row table:style-name="ro2">
          <table:table-cell table:style-name="ce1" office:value-type="string" calcext:value-type="string">
            <text:p>@ knocks down one pin after spare</text:p>
          </table:table-cell>
          <table:table-cell table:style-name="ce11"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: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<text:span text:style-name="T3">Bonus</text:span> = 1</text:p>
            <text:p>Score = 10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XECUTE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oll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OST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Score = 12, </text:span><text:span text:style-name="T2">Bonus</text:span> = 0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factor of strike / spare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@ strike after strike </text:p>
          </table:table-cell>
          <table:table-cell table:style-name="ce11" office:value-type="string" calcext:value-type="string">
            <text:p>DON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E: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Bonus = 2</text:p>
            <text:p>Score = 10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EXECUTE: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roll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OST: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<text:span text:style-name="T1">Score = 30, </text:span><text:span text:style-name="T2">Bonus</text:span> = 3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@ spare/strike after spare/strike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@ fine partita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@ il decimo turno</text:p>
          </table:table-cell>
          <table:table-cell table:number-columns-repeated="1023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09:45:54.448450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date>2021-05-03T07:58:44.227697713</dc:date>
    <meta:editing-duration>P2DT16H37M37S</meta:editing-duration>
    <meta:editing-cycles>1</meta:editing-cycles>
    <meta:document-statistic meta:table-count="1" meta:cell-count="103" meta:object-count="0"/>
  </office:meta>
</office:document-meta>
</file>